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CCOUNTNUM</text:p>
          </table:table-cell>
          <table:table-cell office:value-type="string" table:style-name="ce1">
            <text:p>INVOICEACCOUNT</text:p>
          </table:table-cell>
          <table:table-cell office:value-type="string" table:style-name="ce1">
            <text:p>CUSTGROUP</text:p>
          </table:table-cell>
          <table:table-cell office:value-type="string" table:style-name="ce1">
            <text:p>LINEDISC</text:p>
          </table:table-cell>
          <table:table-cell office:value-type="string" table:style-name="ce1">
            <text:p>PAYMTERMID</text:p>
          </table:table-cell>
          <table:table-cell office:value-type="string" table:style-name="ce1">
            <text:p>CASHDISC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INTERCOMPANYAUTOCREATEORDERS</text:p>
          </table:table-cell>
          <table:table-cell office:value-type="string" table:style-name="ce1">
            <text:p>SALESGROUP</text:p>
          </table:table-cell>
          <table:table-cell office:value-type="string" table:style-name="ce1">
            <text:p>BLOCKED</text:p>
          </table:table-cell>
          <table:table-cell office:value-type="string" table:style-name="ce1">
            <text:p>ONETIMECUSTOMER</text:p>
          </table:table-cell>
          <table:table-cell office:value-type="string" table:style-name="ce1">
            <text:p>ACCOUNTSTATEMENT</text:p>
          </table:table-cell>
          <table:table-cell office:value-type="string" table:style-name="ce1">
            <text:p>CREDITMAX</text:p>
          </table:table-cell>
          <table:table-cell office:value-type="string" table:style-name="ce1">
            <text:p>MANDATORYCREDITLIMIT</text:p>
          </table:table-cell>
          <table:table-cell office:value-type="string" table:style-name="ce1">
            <text:p>VENDACCOUNT</text:p>
          </table:table-cell>
          <table:table-cell office:value-type="string" table:style-name="ce1">
            <text:p>PRICEGROUP</text:p>
          </table:table-cell>
          <table:table-cell office:value-type="string" table:style-name="ce1">
            <text:p>MULTILINEDISC</text:p>
          </table:table-cell>
          <table:table-cell office:value-type="string" table:style-name="ce1">
            <text:p>ENDDISC</text:p>
          </table:table-cell>
          <table:table-cell office:value-type="string" table:style-name="ce1">
            <text:p>VATNUM</text:p>
          </table:table-cell>
          <table:table-cell office:value-type="string" table:style-name="ce1">
            <text:p>INVENTLOCATION</text:p>
          </table:table-cell>
          <table:table-cell office:value-type="string" table:style-name="ce1">
            <text:p>DLVTERM</text:p>
          </table:table-cell>
          <table:table-cell office:value-type="string" table:style-name="ce1">
            <text:p>DLVMODE</text:p>
          </table:table-cell>
          <table:table-cell office:value-type="string" table:style-name="ce1">
            <text:p>MARKUPGROUP</text:p>
          </table:table-cell>
          <table:table-cell office:value-type="string" table:style-name="ce1">
            <text:p>CLEARINGPERIOD</text:p>
          </table:table-cell>
          <table:table-cell office:value-type="string" table:style-name="ce1">
            <text:p>FREIGHTZONE</text:p>
          </table:table-cell>
          <table:table-cell office:value-type="string" table:style-name="ce1">
            <text:p>CREDITRATING</text:p>
          </table:table-cell>
          <table:table-cell office:value-type="string" table:style-name="ce1">
            <text:p>TAXGROUP</text:p>
          </table:table-cell>
          <table:table-cell office:value-type="string" table:style-name="ce1">
            <text:p>STATISTICSGROUP</text:p>
          </table:table-cell>
          <table:table-cell office:value-type="string" table:style-name="ce1">
            <text:p>PAYMMODE</text:p>
          </table:table-cell>
          <table:table-cell office:value-type="string" table:style-name="ce1">
            <text:p>COMMISSIONGROUP</text:p>
          </table:table-cell>
          <table:table-cell office:value-type="string" table:style-name="ce1">
            <text:p>BANKACCOUNT</text:p>
          </table:table-cell>
          <table:table-cell office:value-type="string" table:style-name="ce1">
            <text:p>PAYMSCHED</text:p>
          </table:table-cell>
          <table:table-cell office:value-type="string" table:style-name="ce1">
            <text:p>CONTACTPERSONID</text:p>
          </table:table-cell>
          <table:table-cell office:value-type="string" table:style-name="ce1">
            <text:p>INVOICEADDRESS</text:p>
          </table:table-cell>
          <table:table-cell office:value-type="string" table:style-name="ce1">
            <text:p>OURACCOUNTNUM</text:p>
          </table:table-cell>
          <table:table-cell office:value-type="string" table:style-name="ce1">
            <text:p>SALESPOOLID</text:p>
          </table:table-cell>
          <table:table-cell office:value-type="string" table:style-name="ce1">
            <text:p>INCLTAX</text:p>
          </table:table-cell>
          <table:table-cell office:value-type="string" table:style-name="ce1">
            <text:p>CUSTITEMGROUPID</text:p>
          </table:table-cell>
          <table:table-cell office:value-type="string" table:style-name="ce1">
            <text:p>NUMBERSEQUENCEGROUP</text:p>
          </table:table-cell>
          <table:table-cell office:value-type="string" table:style-name="ce1">
            <text:p>PAYMDAYID</text:p>
          </table:table-cell>
          <table:table-cell office:value-type="string" table:style-name="ce1">
            <text:p>LINEOFBUSINESSID</text:p>
          </table:table-cell>
          <table:table-cell office:value-type="string" table:style-name="ce1">
            <text:p>DESTINATIONCODEID</text:p>
          </table:table-cell>
          <table:table-cell office:value-type="string" table:style-name="ce1">
            <text:p>GIROTYPE</text:p>
          </table:table-cell>
          <table:table-cell office:value-type="string" table:style-name="ce1">
            <text:p>SUPPITEMGROUPID</text:p>
          </table:table-cell>
          <table:table-cell office:value-type="string" table:style-name="ce1">
            <text:p>GIROTYPEINTERESTNOTE</text:p>
          </table:table-cell>
          <table:table-cell office:value-type="string" table:style-name="ce1">
            <text:p>TAXLICENSENUM</text:p>
          </table:table-cell>
          <table:table-cell office:value-type="string" table:style-name="ce1">
            <text:p>WEBSALESORDERDISPLAY</text:p>
          </table:table-cell>
          <table:table-cell office:value-type="string" table:style-name="ce1">
            <text:p>PAYMSPEC</text:p>
          </table:table-cell>
          <table:table-cell office:value-type="string" table:style-name="ce1">
            <text:p>BANKCENTRALBANKPURPOSETEXT</text:p>
          </table:table-cell>
          <table:table-cell office:value-type="string" table:style-name="ce1">
            <text:p>BANKCENTRALBANKPURPOSECODE</text:p>
          </table:table-cell>
          <table:table-cell office:value-type="string" table:style-name="ce1">
            <text:p>INTERCOMPANYALLOWINDIRECTCREATION</text:p>
          </table:table-cell>
          <table:table-cell office:value-type="string" table:style-name="ce1">
            <text:p>PACKMATERIALFEELICENSENUM</text:p>
          </table:table-cell>
          <table:table-cell office:value-type="string" table:style-name="ce1">
            <text:p>TAXBORDERNUMBER_FI</text:p>
          </table:table-cell>
          <table:table-cell office:value-type="string" table:style-name="ce1">
            <text:p>EINVOICEEANNUM</text:p>
          </table:table-cell>
          <table:table-cell office:value-type="string" table:style-name="ce1">
            <text:p>FISCALCODE</text:p>
          </table:table-cell>
          <table:table-cell office:value-type="string" table:style-name="ce1">
            <text:p>DLVREASON</text:p>
          </table:table-cell>
          <table:table-cell office:value-type="string" table:style-name="ce1">
            <text:p>FORECASTDMPINCLUDE</text:p>
          </table:table-cell>
          <table:table-cell office:value-type="string" table:style-name="ce1">
            <text:p>GIROTYPECOLLECTIONLETTER</text:p>
          </table:table-cell>
          <table:table-cell office:value-type="string" table:style-name="ce1">
            <text:p>SALESCALENDARID</text:p>
          </table:table-cell>
          <table:table-cell office:value-type="string" table:style-name="ce1">
            <text:p>CUSTCLASSIFICATIONID</text:p>
          </table:table-cell>
          <table:table-cell office:value-type="string" table:style-name="ce1">
            <text:p>INTERCOMPANYDIRECTDELIVERY</text:p>
          </table:table-cell>
          <table:table-cell office:value-type="string" table:style-name="ce1">
            <text:p>ENTERPRISENUMBER</text:p>
          </table:table-cell>
          <table:table-cell office:value-type="string" table:style-name="ce1">
            <text:p>SHIPCARRIERACCOUNT</text:p>
          </table:table-cell>
          <table:table-cell office:value-type="string" table:style-name="ce1">
            <text:p>GIROTYPEPROJINVOICE</text:p>
          </table:table-cell>
          <table:table-cell office:value-type="string" table:style-name="ce1">
            <text:p>INVENTSITEID</text:p>
          </table:table-cell>
          <table:table-cell office:value-type="string" table:style-name="ce1">
            <text:p>ORDERENTRYDEADLINEGROUPID</text:p>
          </table:table-cell>
          <table:table-cell office:value-type="string" table:style-name="ce1">
            <text:p>SHIPCARRIERID</text:p>
          </table:table-cell>
          <table:table-cell office:value-type="string" table:style-name="ce1">
            <text:p>SHIPCARRIERFUELSURCHARGE</text:p>
          </table:table-cell>
          <table:table-cell office:value-type="string" table:style-name="ce1">
            <text:p>SHIPCARRIERBLINDSHIPMENT</text:p>
          </table:table-cell>
          <table:table-cell office:value-type="string" table:style-name="ce1">
            <text:p>SHIPCARRIERACCOUNTCODE</text:p>
          </table:table-cell>
          <table:table-cell office:value-type="string" table:style-name="ce1">
            <text:p>GIROTYPEFREETEXTINVOICE</text:p>
          </table:table-cell>
          <table:table-cell office:value-type="string" table:style-name="ce1">
            <text:p>SYNCENTITYID</text:p>
          </table:table-cell>
          <table:table-cell office:value-type="string" table:style-name="ce1">
            <text:p>SYNCVERSION</text:p>
          </table:table-cell>
          <table:table-cell office:value-type="string" table:style-name="ce1">
            <text:p>MEMO</text:p>
          </table:table-cell>
          <table:table-cell office:value-type="string" table:style-name="ce1">
            <text:p>SALESDISTRICTID</text:p>
          </table:table-cell>
          <table:table-cell office:value-type="string" table:style-name="ce1">
            <text:p>SEGMENTID</text:p>
          </table:table-cell>
          <table:table-cell office:value-type="string" table:style-name="ce1">
            <text:p>SUBSEGMENTID</text:p>
          </table:table-cell>
          <table:table-cell office:value-type="string" table:style-name="ce1">
            <text:p>RFIDITEMTAGGING</text:p>
          </table:table-cell>
          <table:table-cell office:value-type="string" table:style-name="ce1">
            <text:p>RFIDCASETAGGING</text:p>
          </table:table-cell>
          <table:table-cell office:value-type="string" table:style-name="ce1">
            <text:p>RFIDPALLETTAGGING</text:p>
          </table:table-cell>
          <table:table-cell office:value-type="string" table:style-name="ce1">
            <text:p>COMPANYCHAINID</text:p>
          </table:table-cell>
          <table:table-cell office:value-type="string" table:style-name="ce1">
            <text:p>COMPANYIDSIRET</text:p>
          </table:table-cell>
          <table:table-cell office:value-type="string" table:style-name="ce1">
            <text:p>PARTY</text:p>
          </table:table-cell>
          <table:table-cell office:value-type="string" table:style-name="ce1">
            <text:p>IDENTIFICATIONNUMBER</text:p>
          </table:table-cell>
          <table:table-cell office:value-type="string" table:style-name="ce1">
            <text:p>PARTYCOUNTRY</text:p>
          </table:table-cell>
          <table:table-cell office:value-type="string" table:style-name="ce1">
            <text:p>PARTYSTATE</text:p>
          </table:table-cell>
          <table:table-cell office:value-type="string" table:style-name="ce1">
            <text:p>ORGID</text:p>
          </table:table-cell>
          <table:table-cell office:value-type="string" table:style-name="ce1">
            <text:p>PAYMIDTYPE</text:p>
          </table:table-cell>
          <table:table-cell office:value-type="string" table:style-name="ce1">
            <text:p>FACTORINGACCOUNT</text:p>
          </table:table-cell>
          <table:table-cell office:value-type="string" table:style-name="ce1">
            <text:p>DEFAULTDIMENSION</text:p>
          </table:table-cell>
          <table:table-cell office:value-type="string" table:style-name="ce1">
            <text:p>CUSTEXCLUDECOLLECTIONFEE</text:p>
          </table:table-cell>
          <table:table-cell office:value-type="string" table:style-name="ce1">
            <text:p>CUSTEXCLUDEINTERESTCHARGES</text:p>
          </table:table-cell>
          <table:table-cell office:value-type="string" table:style-name="ce1">
            <text:p>COMPANYNAFCODE</text:p>
          </table:table-cell>
          <table:table-cell office:value-type="string" table:style-name="ce1">
            <text:p>BANKCUSTPAYMIDTABLE</text:p>
          </table:table-cell>
          <table:table-cell office:value-type="string" table:style-name="ce1">
            <text:p>GIROTYPEACCOUNTSTATEMENT</text:p>
          </table:table-cell>
          <table:table-cell office:value-type="string" table:style-name="ce1">
            <text:p>MAINCONTACTWORKER</text:p>
          </table:table-cell>
          <table:table-cell office:value-type="string" table:style-name="ce1">
            <text:p>CREDITCARDADDRESSVERIFICATION</text:p>
          </table:table-cell>
          <table:table-cell office:value-type="string" table:style-name="ce1">
            <text:p>CREDITCARDCVC</text:p>
          </table:table-cell>
          <table:table-cell office:value-type="string" table:style-name="ce1">
            <text:p>CREDITCARDADDRESSVERIFICATIONVOID</text:p>
          </table:table-cell>
          <table:table-cell office:value-type="string" table:style-name="ce1">
            <text:p>CREDITCARDADDRESSVERIFICATIONLEVEL</text:p>
          </table:table-cell>
          <table:table-cell office:value-type="string" table:style-name="ce1">
            <text:p>COMPANYTYPE_MX</text:p>
          </table:table-cell>
          <table:table-cell office:value-type="string" table:style-name="ce1">
            <text:p>RFC_MX</text:p>
          </table:table-cell>
          <table:table-cell office:value-type="string" table:style-name="ce1">
            <text:p>CURP_MX</text:p>
          </table:table-cell>
          <table:table-cell office:value-type="string" table:style-name="ce1">
            <text:p>STATEINSCRIPTION_MX</text:p>
          </table:table-cell>
          <table:table-cell office:value-type="string" table:style-name="ce1">
            <text:p>RESIDENCEFOREIGNCOUNTRYREGIONID_IT</text:p>
          </table:table-cell>
          <table:table-cell office:value-type="string" table:style-name="ce1">
            <text:p>BIRTHCOUNTYCODE_IT</text:p>
          </table:table-cell>
          <table:table-cell office:value-type="string" table:style-name="ce1">
            <text:p>BIRTHDATE_IT</text:p>
          </table:table-cell>
          <table:table-cell office:value-type="string" table:style-name="ce1">
            <text:p>BIRTHPLACE_IT</text:p>
          </table:table-cell>
          <table:table-cell office:value-type="string" table:style-name="ce1">
            <text:p>EINVOICE</text:p>
          </table:table-cell>
          <table:table-cell office:value-type="string" table:style-name="ce1">
            <text:p>EINVOICEREGISTER_IT</text:p>
          </table:table-cell>
          <table:table-cell office:value-type="string" table:style-name="ce1">
            <text:p>CCMNUM_BR</text:p>
          </table:table-cell>
          <table:table-cell office:value-type="string" table:style-name="ce1">
            <text:p>CNPJCPFNUM_BR</text:p>
          </table:table-cell>
          <table:table-cell office:value-type="string" table:style-name="ce1">
            <text:p>PBACUSTGROUPID</text:p>
          </table:table-cell>
          <table:table-cell office:value-type="string" table:style-name="ce1">
            <text:p>IENUM_BR</text:p>
          </table:table-cell>
          <table:table-cell office:value-type="string" table:style-name="ce1">
            <text:p>SUFRAMANUMBER_BR</text:p>
          </table:table-cell>
          <table:table-cell office:value-type="string" table:style-name="ce1">
            <text:p>SUFRAMA_BR</text:p>
          </table:table-cell>
          <table:table-cell office:value-type="string" table:style-name="ce1">
            <text:p>CUSTFINALUSER_BR</text:p>
          </table:table-cell>
          <table:table-cell office:value-type="string" table:style-name="ce1">
            <text:p>INTERESTCODE_BR</text:p>
          </table:table-cell>
          <table:table-cell office:value-type="string" table:style-name="ce1">
            <text:p>FINECODE_BR</text:p>
          </table:table-cell>
          <table:table-cell office:value-type="string" table:style-name="ce1">
            <text:p>SUFRAMAPISCOFINS_BR</text:p>
          </table:table-cell>
          <table:table-cell office:value-type="string" table:style-name="ce1">
            <text:p>TAXWITHHOLDCALCULATE_TH</text:p>
          </table:table-cell>
          <table:table-cell office:value-type="string" table:style-name="ce1">
            <text:p>TAXWITHHOLDGROUP_TH</text:p>
          </table:table-cell>
          <table:table-cell office:value-type="string" table:style-name="ce1">
            <text:p>CONSDAY_JP</text:p>
          </table:table-cell>
          <table:table-cell office:value-type="string" table:style-name="ce1">
            <text:p>NIT_BR</text:p>
          </table:table-cell>
          <table:table-cell office:value-type="string" table:style-name="ce1">
            <text:p>INSSCEI_BR</text:p>
          </table:table-cell>
          <table:table-cell office:value-type="string" table:style-name="ce1">
            <text:p>CNAE_BR</text:p>
          </table:table-cell>
          <table:table-cell office:value-type="string" table:style-name="ce1">
            <text:p>ICMSCONTRIBUTOR_BR</text:p>
          </table:table-cell>
          <table:table-cell office:value-type="string" table:style-name="ce1">
            <text:p>SERVICECODEONDLVADDRESS_BR</text:p>
          </table:table-cell>
          <table:table-cell office:value-type="string" table:style-name="ce1">
            <text:p>INVENTPROFILETYPE_RU</text:p>
          </table:table-cell>
          <table:table-cell office:value-type="string" table:style-name="ce1">
            <text:p>INVENTPROFILEID_RU</text:p>
          </table:table-cell>
          <table:table-cell office:value-type="string" table:style-name="ce1">
            <text:p>TAXWITHHOLDCALCULATE_IN</text:p>
          </table:table-cell>
          <table:table-cell office:value-type="string" table:style-name="ce1">
            <text:p>UNITEDVATINVOICE_LT</text:p>
          </table:table-cell>
          <table:table-cell office:value-type="string" table:style-name="ce1">
            <text:p>FOREIGNERID_BR</text:p>
          </table:table-cell>
          <table:table-cell office:value-type="string" table:style-name="ce1">
            <text:p>ENTERPRISECODE</text:p>
          </table:table-cell>
          <table:table-cell office:value-type="string" table:style-name="ce1">
            <text:p>COMMERCIALREGISTERSECTION</text:p>
          </table:table-cell>
          <table:table-cell office:value-type="string" table:style-name="ce1">
            <text:p>COMMERCIALREGISTERINSETNUMBER</text:p>
          </table:table-cell>
          <table:table-cell office:value-type="string" table:style-name="ce1">
            <text:p>COMMERCIALREGISTER</text:p>
          </table:table-cell>
          <table:table-cell office:value-type="string" table:style-name="ce1">
            <text:p>REGNUM_W</text:p>
          </table:table-cell>
          <table:table-cell office:value-type="string" table:style-name="ce1">
            <text:p>ISRESIDENT_LV</text:p>
          </table:table-cell>
          <table:table-cell office:value-type="string" table:style-name="ce1">
            <text:p>INTBANK_LV</text:p>
          </table:table-cell>
          <table:table-cell office:value-type="string" table:style-name="ce1">
            <text:p>PAYMENTREFERENCE_EE</text:p>
          </table:table-cell>
          <table:table-cell office:value-type="string" table:style-name="ce1">
            <text:p>PACKAGEDEPOSITEXCEMPT_PL</text:p>
          </table:table-cell>
          <table:table-cell office:value-type="string" table:style-name="ce1">
            <text:p>FEDNONFEDINDICATOR</text:p>
          </table:table-cell>
          <table:table-cell office:value-type="string" table:style-name="ce1">
            <text:p>IRS1099CINDICATOR</text:p>
          </table:table-cell>
          <table:table-cell office:value-type="string" table:style-name="ce1">
            <text:p>AGENCYLOCATIONCODE</text:p>
          </table:table-cell>
          <table:table-cell office:value-type="string" table:style-name="ce1">
            <text:p>FEDERALCOMMENTS</text:p>
          </table:table-cell>
          <table:table-cell office:value-type="string" table:style-name="ce1">
            <text:p>USEPURCHREQUEST</text:p>
          </table:table-cell>
          <table:table-cell office:value-type="string" table:style-name="ce1">
            <text:p>MCRMERGEDPARENT</text:p>
          </table:table-cell>
          <table:table-cell office:value-type="string" table:style-name="ce1">
            <text:p>MCRMERGEDROOT</text:p>
          </table:table-cell>
          <table:table-cell office:value-type="string" table:style-name="ce1">
            <text:p>AFFILIATED_RU</text:p>
          </table:table-cell>
          <table:table-cell office:value-type="string" table:style-name="ce1">
            <text:p>CASHDISCBASEDAYS</text:p>
          </table:table-cell>
          <table:table-cell office:value-type="string" table:style-name="ce1">
            <text:p>CUSTTRADINGPARTNERCODE</text:p>
          </table:table-cell>
          <table:table-cell office:value-type="string" table:style-name="ce1">
            <text:p>CUSTWHTCONTRIBUTIONTYPE_BR</text:p>
          </table:table-cell>
          <table:table-cell office:value-type="string" table:style-name="ce1">
            <text:p>DAXINTEGRATIONID</text:p>
          </table:table-cell>
          <table:table-cell office:value-type="string" table:style-name="ce1">
            <text:p>DEFAULTDIRECTDEBITMANDATE</text:p>
          </table:table-cell>
          <table:table-cell office:value-type="string" table:style-name="ce1">
            <text:p>DEFAULTINVENTSTATUSID</text:p>
          </table:table-cell>
          <table:table-cell office:value-type="string" table:style-name="ce1">
            <text:p>ENTRYCERTIFICATEREQUIRED_W</text:p>
          </table:table-cell>
          <table:table-cell office:value-type="string" table:style-name="ce1">
            <text:p>EXPORTSALES_PL</text:p>
          </table:table-cell>
          <table:table-cell office:value-type="string" table:style-name="ce1">
            <text:p>EXPRESSBILLOFLADING</text:p>
          </table:table-cell>
          <table:table-cell office:value-type="string" table:style-name="ce1">
            <text:p>FISCALDOCTYPE_PL</text:p>
          </table:table-cell>
          <table:table-cell office:value-type="string" table:style-name="ce1">
            <text:p>FOREIGNRESIDENT_RU</text:p>
          </table:table-cell>
          <table:table-cell office:value-type="string" table:style-name="ce1">
            <text:p>GENERATEINCOMINGFISCALDOCUMENT_BR</text:p>
          </table:table-cell>
          <table:table-cell office:value-type="string" table:style-name="ce1">
            <text:p>INVOICEPOSTINGTYPE_RU</text:p>
          </table:table-cell>
          <table:table-cell office:value-type="string" table:style-name="ce1">
            <text:p>ISSUEOWNENTRYCERTIFICATE_W</text:p>
          </table:table-cell>
          <table:table-cell office:value-type="string" table:style-name="ce1">
            <text:p>ISSUERCOUNTRY_HU</text:p>
          </table:table-cell>
          <table:table-cell office:value-type="string" table:style-name="ce1">
            <text:p>LVPAYMTRANSCODES</text:p>
          </table:table-cell>
          <table:table-cell office:value-type="string" table:style-name="ce1">
            <text:p>MANDATORYVATDATE_PL</text:p>
          </table:table-cell>
          <table:table-cell office:value-type="string" table:style-name="ce1">
            <text:p>PASSPORTNO_HU</text:p>
          </table:table-cell>
          <table:table-cell office:value-type="string" table:style-name="ce1">
            <text:p>PDSCUSTREBATEGROUPID</text:p>
          </table:table-cell>
          <table:table-cell office:value-type="string" table:style-name="ce1">
            <text:p>PDSFREIGHTACCRUED</text:p>
          </table:table-cell>
          <table:table-cell office:value-type="string" table:style-name="ce1">
            <text:p>PDSREBATETMAGROUP</text:p>
          </table:table-cell>
          <table:table-cell office:value-type="string" table:style-name="ce1">
            <text:p>TAXPERIODPAYMENTCODE_PL</text:p>
          </table:table-cell>
          <table:table-cell office:value-type="string" table:style-name="ce1">
            <text:p>USECASHDISC</text:p>
          </table:table-cell>
          <table:table-cell office:value-type="string" table:style-name="ce1">
            <text:p>AUTHORITYOFFICE_IT</text:p>
          </table:table-cell>
          <table:table-cell office:value-type="string" table:style-name="ce1">
            <text:p>FOREIGNTAXREGISTRATION_MX</text:p>
          </table:table-cell>
          <table:table-cell office:value-type="string" table:style-name="ce1">
            <text:p>PRESENCETYPE_BR</text:p>
          </table:table-cell>
          <table:table-cell office:value-type="string" table:style-name="ce1">
            <text:p>TAXGSTRELIEFGROUPHEADING_MY</text:p>
          </table:table-cell>
          <table:table-cell office:value-type="string" table:style-name="ce1">
            <text:p>BISEANCODEID</text:p>
          </table:table-cell>
          <table:table-cell office:value-type="string" table:style-name="ce1">
            <text:p>BISEDIPARTNER</text:p>
          </table:table-cell>
          <table:table-cell office:value-type="string" table:style-name="ce1">
            <text:p>BISITEMCODING</text:p>
          </table:table-cell>
          <table:table-cell office:value-type="string" table:style-name="ce1">
            <text:p>BISITEMCODINGBARCODESETUPID</text:p>
          </table:table-cell>
          <table:table-cell office:value-type="string" table:style-name="ce1">
            <text:p>BISITEMCODINGGTINSETUP</text:p>
          </table:table-cell>
          <table:table-cell office:value-type="string" table:style-name="ce1">
            <text:p>BISEANBARCODESETUPID</text:p>
          </table:table-cell>
          <table:table-cell office:value-type="string" table:style-name="ce1">
            <text:p>OSSMESSAGEREFERENCE</text:p>
          </table:table-cell>
          <table:table-cell office:value-type="string" table:style-name="ce1">
            <text:p>OSSMESSAGESHOWN</text:p>
          </table:table-cell>
          <table:table-cell office:value-type="string" table:style-name="ce1">
            <text:p>OSSTELEPHONECONTACT</text:p>
          </table:table-cell>
          <table:table-cell office:value-type="string" table:style-name="ce1">
            <text:p>OSSDIRECTMAILCONTACT</text:p>
          </table:table-cell>
          <table:table-cell office:value-type="string" table:style-name="ce1">
            <text:p>OSSUNIQUEID</text:p>
          </table:table-cell>
          <table:table-cell office:value-type="string" table:style-name="ce1">
            <text:p>OCSORIGINALRESPONSECODEID</text:p>
          </table:table-cell>
          <table:table-cell office:value-type="string" table:style-name="ce1">
            <text:p>OSSDATASOURCEID</text:p>
          </table:table-cell>
          <table:table-cell office:value-type="string" table:style-name="ce1">
            <text:p>OSSGIFTAIDSTATUS</text:p>
          </table:table-cell>
          <table:table-cell office:value-type="string" table:style-name="ce1">
            <text:p>OSSGIFTAIDDATE</text:p>
          </table:table-cell>
          <table:table-cell office:value-type="string" table:style-name="ce1">
            <text:p>OSSDONATIONPREFERENCE</text:p>
          </table:table-cell>
          <table:table-cell office:value-type="string" table:style-name="ce1">
            <text:p>OWIGUID</text:p>
          </table:table-cell>
          <table:table-cell office:value-type="string" table:style-name="ce1">
            <text:p>OSSREWARDSCHEMEEXCLUDE</text:p>
          </table:table-cell>
          <table:table-cell office:value-type="string" table:style-name="ce1">
            <text:p>OSSREWARDPOINTSBALANCE</text:p>
          </table:table-cell>
          <table:table-cell office:value-type="string" table:style-name="ce1">
            <text:p>OSSMERGED</text:p>
          </table:table-cell>
          <table:table-cell office:value-type="string" table:style-name="ce1">
            <text:p>OSSMERGEDDATE</text:p>
          </table:table-cell>
          <table:table-cell office:value-type="string" table:style-name="ce1">
            <text:p>OSSMERGEDDATETZID</text:p>
          </table:table-cell>
          <table:table-cell office:value-type="string" table:style-name="ce1">
            <text:p>OSSRETAINEDACCOUNT</text:p>
          </table:table-cell>
          <table:table-cell office:value-type="string" table:style-name="ce1">
            <text:p>OSSNOTADUPLICATE</text:p>
          </table:table-cell>
          <table:table-cell office:value-type="string" table:style-name="ce1">
            <text:p>OSSBADDEBT</text:p>
          </table:table-cell>
          <table:table-cell office:value-type="string" table:style-name="ce1">
            <text:p>OSSEMAILCONTACT</text:p>
          </table:table-cell>
          <table:table-cell office:value-type="string" table:style-name="ce1">
            <text:p>OWISTORENAME</text:p>
          </table:table-cell>
          <table:table-cell office:value-type="string" table:style-name="ce1">
            <text:p>OCSBRANDID</text:p>
          </table:table-cell>
          <table:table-cell office:value-type="string" table:style-name="ce1">
            <text:p>OSSUNFORMATTEDPOSTCODE</text:p>
          </table:table-cell>
          <table:table-cell office:value-type="string" table:style-name="ce1">
            <text:p>OSSUNFORMATTEDTELEPHONE</text:p>
          </table:table-cell>
          <table:table-cell office:value-type="string" table:style-name="ce1">
            <text:p>OCCCASHCUSTOMER</text:p>
          </table:table-cell>
          <table:table-cell office:value-type="string" table:style-name="ce1">
            <text:p>OCSRESPONSECODE</text:p>
          </table:table-cell>
          <table:table-cell office:value-type="string" table:style-name="ce1">
            <text:p>OCSRESPONSECODEID</text:p>
          </table:table-cell>
          <table:table-cell office:value-type="string" table:style-name="ce1">
            <text:p>OSSMESSAGE</text:p>
          </table:table-cell>
          <table:table-cell office:value-type="string" table:style-name="ce1">
            <text:p>OSSMESSAGEENDDATE</text:p>
          </table:table-cell>
          <table:table-cell office:value-type="string" table:style-name="ce1">
            <text:p>OSSMESSAGESTARTDATE</text:p>
          </table:table-cell>
          <table:table-cell office:value-type="string" table:style-name="ce1">
            <text:p>OSSMESSAGESHOWONCE</text:p>
          </table:table-cell>
          <table:table-cell office:value-type="string" table:style-name="ce1">
            <text:p>SMSCONTACTPREFERENCE</text:p>
          </table:table-cell>
          <table:table-cell office:value-type="string" table:style-name="ce1">
            <text:p>THIRDPARTYDIRECTMAILCONTACTPREFERENCE</text:p>
          </table:table-cell>
          <table:table-cell office:value-type="string" table:style-name="ce1">
            <text:p>THIRDPARTYEMAILCONTACTPREFERENCE</text:p>
          </table:table-cell>
          <table:table-cell office:value-type="string" table:style-name="ce1">
            <text:p>THIRDPARTYPHONECONTACTPREFERENCE</text:p>
          </table:table-cell>
          <table:table-cell office:value-type="string" table:style-name="ce1">
            <text:p>THIRDPARTYSMSCONTACTPREFERENCE</text:p>
          </table:table-cell>
          <table:table-cell office:value-type="string" table:style-name="ce1">
            <text:p>TRADEPACKINGSLIP</text:p>
          </table:table-cell>
          <table:table-cell office:value-type="string" table:style-name="ce1">
            <text:p>BISCUSTACCOUNTEXTERNAL</text:p>
          </table:table-cell>
          <table:table-cell office:value-type="string" table:style-name="ce1">
            <text:p>UPSELLCUSTGROUPID</text:p>
          </table:table-cell>
          <table:table-cell office:value-type="string" table:style-name="ce1">
            <text:p>BISMARKETPLACEAUTHORISATIONCODE</text:p>
          </table:table-cell>
          <table:table-cell office:value-type="string" table:style-name="ce1">
            <text:p>BISMARKETPLACEAUTHORIZATIONDATE</text:p>
          </table:table-cell>
          <table:table-cell office:value-type="string" table:style-name="ce1">
            <text:p>BISMARKETPLACEGATEWAYMESSAGECODE</text:p>
          </table:table-cell>
          <table:table-cell office:value-type="string" table:style-name="ce1">
            <text:p>BISMARKETPLACELASTSTAGINGID</text:p>
          </table:table-cell>
          <table:table-cell office:value-type="string" table:style-name="ce1">
            <text:p>BISMARKETPLACETRANSACTIONCODE</text:p>
          </table:table-cell>
          <table:table-cell office:value-type="string" table:style-name="ce1">
            <text:p>BISMARKETPLACEWEBCHKIND</text:p>
          </table:table-cell>
          <table:table-cell office:value-type="string" table:style-name="ce1">
            <text:p>TAXREGISTERED</text:p>
          </table:table-cell>
          <table:table-cell office:value-type="string" table:style-name="ce1">
            <text:p>BISMARKETPLACEPRIORITYORDER</text:p>
          </table:table-cell>
          <table:table-cell office:value-type="string" table:style-name="ce1">
            <text:p>MODIFIEDDATETIME</text:p>
          </table:table-cell>
          <table:table-cell office:value-type="string" table:style-name="ce1">
            <text:p>MODIFIEDBY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office:value-type="string" table:style-name="ce1">
            <text:p>YEAROFBIRTH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035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253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10D590C-D416-4BC9-8CD1-F8D161FE48A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F3263093-BA83-41EA-B38C-E79F3CD4A54E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253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03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265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DA5ECB8-C63D-4FA3-AA70-E6AB4AF455C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CE628980-4FC6-46CF-80EE-1C3E28A1DEDF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265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04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277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993174B-4850-41EB-9EEC-E9D646DF924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FE3737BB-CBCE-4C85-B98F-027099D54DCD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277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05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29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DF58990-E822-41A2-AF0C-882B5AF09EBE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DD78D865-E625-4614-BEB4-9A1BA7EA63AB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29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06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30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55F2656-26AF-4F3A-8692-B54BB1AE66FE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620B2F7D-DD77-4265-8396-E651FD3E2E53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30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06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315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DE295FF-B2C0-420B-812F-4073CF7C541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91C318B1-FA97-463A-AB00-3DE5203540B1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315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067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328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5330F44-9E56-49EC-A1C9-A6B3575B982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C52BDD79-EFE1-4591-BC63-B9C070E89F26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32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071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34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94E51A6-3D45-412E-A62E-A9E2163739EB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5DFBD825-789A-4C23-84E5-27B7B4E85FAA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34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02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35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45C92CE-01A0-4C01-B834-2ACFA4DC206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0FA6AC71-31D1-4EE8-81E1-366093170A12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35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13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361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4CA6C82-AC20-4F4F-872A-11B28B0B44FF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AE461E2C-155E-4CFF-B0F2-A9ACA55D2701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361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22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374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DFDA697-20F5-48B1-BC0B-F6979AB1F8A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1A63F6B2-DCC1-4745-A316-54D8AB3126C9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4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37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2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387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BEC7E9D-5DD9-4140-B234-11D053D7513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EF586AE2-D3AD-4937-94C1-7184580D09D1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4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387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27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40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F9912F6-24E0-469F-956E-0668EE2B5E6F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03B5239C-B176-48A0-ABE4-9A976D148066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4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40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38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41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AC562D5-AFC7-4709-B4B3-ABC118F4F6E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44349052-1FF4-491D-999B-235D4DDF11FC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5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41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49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426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F9E9A14-B400-4B0D-8591-E75B70B5F1B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C3AC33D8-AD42-4A60-B4B7-C5E72DD6CDAF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5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426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53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438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68660BB-43C8-4C0B-9E5E-6439577E8F4A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19837CF1-8ED6-4FE7-B07F-DE7D2585192D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43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63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448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300DBA9-756B-4218-B8FE-3E62844A941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2A5DF22E-B34E-43AF-98BB-73FB80DD2971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44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64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46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F005E02-F47F-4AAA-B7CA-E7815ABBFF0A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0E0FCAC1-B71F-4E4E-8679-ABBC7926694E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46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67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47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968282F-231E-4D76-B0C7-638368D2A57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474F7C2C-22AD-48F6-90C0-9B186EE29C27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7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47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73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484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B5DC2D4-224C-47FF-8CC2-96BDF134DA4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4F830DF6-BF3C-4C40-8E4C-5D051702FDAF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7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48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74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496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DBDF9D2-92F0-4208-A037-F7AB319819F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E9E3A3EE-46B1-4D34-9344-00BD31C62545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7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496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78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508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A077734-9EA4-4D8D-9A1C-111EB9B34A0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EF968BA3-1C32-406A-9ABF-F91334572B67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50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81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52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DB41F39-C094-4985-872A-54743ABD7BFB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0BF0CFD3-6630-4A6B-AB98-1A08B98C8310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52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82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53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4152D4E-E0B3-4268-A668-CD149876516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4C639A6F-D145-4359-86DE-34A81A5CC5AD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53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89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544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7B8AE23-4764-4F01-9079-E8F334DA1B9D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40BE8FAB-E632-4957-BBAA-1E79AE8FD160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54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9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556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3359483-FA2C-45B2-9196-2E77FDB2A97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F15B59A9-D2C5-45AB-8918-F93ACFBF4EC6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556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9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59568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E352B48-0C2F-41C2-AFAC-41B5591A236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BBE80ED5-13F7-4B4E-AC20-CCAFB5ACF452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1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1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56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199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331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DD08138-9F69-4C96-BB9B-05B83349A7CB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B8FDC679-F415-4055-8A2A-745523AE8852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08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02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344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FFBEC73-F508-4416-B101-59F596C57C9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A9317175-2BFE-4454-8398-B326005DA6EF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09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07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356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8BD0A60-2A8E-4960-AD46-6E459629717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0B32292F-FE55-4BF8-9E59-41BC8B0C349C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106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12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368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4741AAC-F138-4400-8DD1-4BA252A11E9A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305D7F76-1AF0-4A1C-A05E-F1061612B42C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11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2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38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58EA85-1205-4803-B18A-618B08BE7A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F12DAED1-0E9E-4AFB-A06C-53E5CF909C52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131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37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393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6826FAA-A473-4661-9D15-7A71510AA19D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5C9B0562-B91F-4D78-9378-5B64D9D88CCA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29 16:18:29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4767333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14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41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407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88F2A5D-F845-4721-AFBF-2C303E29249A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5DF198B4-3D9A-445C-91AA-CDC248A1814D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157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42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419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762B492-288F-4A66-BB82-EC31FAD5103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81324B75-3541-4460-9972-C5E3140C3DF6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16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48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428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41E7C7A-8A49-4960-8594-1441CE31CD0D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9E24237A-FFAC-4391-840A-474DD976EA81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17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65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44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3A90F75-1042-438F-928A-7B1E8AF9979F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DE12A6F3-71BA-4115-8FD3-31F5BAAC4903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19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71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45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1EFA9E2-5208-417B-9BB4-A24E217EF3A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3E4862AF-8F9D-4DCC-9C0A-5D9553D86BD5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20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7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09248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DFB19D7-C11F-477C-B625-59863218331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169CBA30-B478-40C5-A7D6-3216D261446F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0:29:44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12 10:29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907785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83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464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7774676-40E4-491C-8898-DADF171D714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BD6EB5C1-C231-4A26-AA89-C234F87E911B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4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21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85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476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13F8FE9-53EA-473E-89D6-8C3FEB95110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543A0CEC-316A-4D13-AD0D-4235070707EC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4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226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88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488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9CFAC1C-6A2D-4576-9EAF-CAD6984DE23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9BD97EB0-0F4D-4038-96FE-539589A0399F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4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23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93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50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7E2141B-12C0-421B-8EC1-E4CAEB38978A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4317AE82-EA55-41CA-B936-E3A0CAB386A5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5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25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298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514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82D81AA-627E-46D2-A106-8A9D2DCB155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E278374B-343A-452A-B95B-C59991F38011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5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26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0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528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C85D595-5C63-4A74-8955-A9773DFA9AFA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9284EAE1-3EB4-43ED-884B-015A900FBB1E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27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1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54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0F05C38-09D7-4CBC-948D-11FB2409B91D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2B52EE26-5022-46A0-B2BE-7DF31D8DF878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289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1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551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AE59CA1-AF2F-4F6C-ABC6-EDD9C94F84F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0C54DA96-60B7-4561-A493-A16E162A06CC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301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2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56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3C7E129-DEC6-4758-AC29-4E123CE4767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8713609E-2169-4348-A8DD-03FA091421CA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7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31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29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574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E92360F-2ABA-4ED5-97B7-D46EC0DDB9E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FFB0C901-E2B8-4074-9B64-79683AEEE7E0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7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32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38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584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9E8D6D9-FDE2-4DBA-9D10-FE06E063D36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37EF5E42-9B9F-4FB8-B576-CB4EF8486CB5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7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333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41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595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D0A11A9-D56C-4DFD-B718-B03036962EF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22E58157-8DB2-49E1-A9A8-4D49E4677B5D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347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44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61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CEBC806-F4F9-4900-921A-E3871632418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834C2039-7CEB-466D-B286-68B562720218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36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48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619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975C6E0-0A23-4183-B624-58C2DC79330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EBEE2C28-DC6D-4B48-8CE9-9CB376562B8E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369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51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63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B11DE6B-87AF-4BCF-8EE6-A95569277FEF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95C748A2-BD22-4A4F-B24D-129C5DD93D0B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38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54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64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9A660BB-1D32-4F51-B918-CB741604890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37C19B24-2EB3-4A7A-860A-C8FAD4237F02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39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5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65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BD683F2-D946-4E63-96B2-430AFBDF286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FA0FA23A-F505-4B09-9B67-23A93281A6BE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40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57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66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CA80D87-CC4A-494D-AD1A-B40C7C6927EB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4ECDF927-2641-4713-BB54-B67634CDBB34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41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59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674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2324D5C-1220-443E-9A5D-CEE0253766D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8432BC0A-B7E1-40D2-93D3-AB61C2B72DFC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42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61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69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5783B1B-CD49-42E5-8123-F3DC1BC72FC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6FE32299-1C96-4A24-980F-4FD28823A041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44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65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699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CDEC4AE-2CEA-4677-926D-BF9E2C120BB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39F3B2DE-949D-4D72-A4BD-63C1747F275B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44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67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71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81A42F9-77B1-41A7-BC69-EC789294CF7F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BC574DA6-DC49-4B28-99D9-E4F99238C59A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46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69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72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FFAF6AB-C58F-4B79-9912-3F6DEE3EE75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45A5FA1A-43A7-430C-8CED-C64EE34C0327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47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7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734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E38E21B-EBAC-4BD3-9CB6-C2EBC8A983F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F7AD4C50-4B33-4761-B5FD-40B8F9188A93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48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39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745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DCB2044-877B-4B77-850F-6E8428DD0A9D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642E4A42-28EF-48D6-AA8E-26B23E71C198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495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0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759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F9E4FAF-2FC8-461A-9972-167707AE7C9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81602C1E-1AE4-4901-AE77-5C449FE0DAB7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509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0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77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7C55856-5C5C-4A6C-BDA1-31AFC6C12C4E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BC109F66-4EF1-4E44-BC6C-A1AACC63C2BA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523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1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784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20326FD-7E03-4D6A-A6DB-53AC75BD876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6B751430-3C24-4E23-99B0-3882B84BC900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53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24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798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F667E1B-5327-4227-B2F5-F1DEC6D15BB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6E4848BE-2A2B-4B4F-AF68-371943427D05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54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3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808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B4CF158-180F-4284-B154-2A44ADF3857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671F1A4A-8A7B-43F2-A5F7-852338585615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4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559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33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821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8E49683-FD0F-43DB-B1E0-EE3942E8C71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A5B26A87-690C-43A2-AF39-108FE0BC8BE5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4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571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37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834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5702D87-C8BA-4A90-B649-3A0264E137AA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D8AF0773-5C8E-4211-9803-71EF1E505B6D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5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58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38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846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3E8B993-00C1-46E7-BDFC-F418D640241A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C962D2A6-AFC9-4E41-938F-86E95D4D4ED4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5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596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42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858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1408C25-19AF-4168-84AE-05C46897BC3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CF06E8B5-151D-408E-8525-764E8F80A20B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5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60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43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87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837CB38-2930-49C5-8214-FE5025F67A5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D5390845-B7F5-485A-B7CD-EB387CE90206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62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51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09249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3121192-2C19-4EDF-A425-78B5748F2A9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D3FF1C55-853B-4F4E-96CA-8D35C6BB9BFA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0:29:45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12 10:29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907786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53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88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4C80560-1477-4F46-A884-4A69D65C6F2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50EE5136-D7C7-4284-A3D9-39E95FBD75A7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63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57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895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F07E321-D9EC-45E5-9DDB-CB94C8A1B03D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F6A20DCD-4B8C-42D0-BFCF-D446C52F0465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647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62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909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F99B7E0-7F5E-4EDE-9072-53A57ABA8B0A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C80C8C45-5896-444D-B7FB-099B55F1E9AB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7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658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71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921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7EC3404-5FF3-486A-9BB3-2F2A3803955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FCF9DE18-7075-44A2-A2AE-5EA2588DDED3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7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671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78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931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7446C1B-8E0C-48C8-8DC4-B3ED665DD52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10827695-FA02-48D6-BFF1-B95A33D605BC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7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68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8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092497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F4B4FC8-67E8-46FF-B724-F7070526C12F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A69ADAED-D240-4087-AA18-60DB7CC9E0FF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0:29:4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12 10:29:4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9077869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84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945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532D162-8D3F-4AC1-BAB2-B022AB2BDF1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F42D356A-57E1-44EA-A4E7-37917D439A4F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695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91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956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1C45F51-E036-4563-95E7-02B47049B08F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1D613B17-CD2E-4E63-8114-09E5CA904793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707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9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969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7F733DE-2DCE-4CA1-90DD-1FF10ACFAE8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430F3584-0255-4C19-A4CD-C6BC4CDFDD09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719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499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980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CB6A652-DB7A-4FB8-9AF6-17236E3CD18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5B49E364-36BA-4898-B8A5-A2B9F6DB0E28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730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0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0991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6F2E1F7-4BBD-4DEB-B1F4-3935622FB04B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5E6D0BDF-D18B-4446-9C3B-1CD7C06D2B73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741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10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1003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1CA7665-3203-4C57-A2E3-12746CB9C3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71823EEE-F742-49D8-AA0E-D9DD0506E20A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3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753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12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1015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3E7BA9E-9A93-40B6-A043-2C4C22610A5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B7D0BF49-55E8-4A83-8A7D-2855F6F182F2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4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765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15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1027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1A7F305-F15A-4F67-92C1-65246DEBCCA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7562D86E-10DF-4283-B710-132C77B9AEA6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4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777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17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09250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6058CDA-AAFA-43E7-A001-59EFCD7C769A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9006A7E1-0A39-4B0E-A603-6232B7E307FE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2 10:29:47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12 10:29:4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9077874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29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1039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D27D189-6DC7-43E0-9F9E-A5BF81ACF3C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ED0589D8-CDFA-415B-86A3-788C07F41ED5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4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4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789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32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1053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D64EED2-11C0-46F6-A18D-1DE336D089FD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C3729642-92C9-49E3-8A67-FC08B657FDAC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4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803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3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1065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1C142CA-12E0-451B-81A7-C68F43E2B86E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87EDE472-2CB4-4CDF-AEFB-788B8FE1F004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4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815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43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3327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9A3B156-FF3B-4E9E-BB51-1639683D162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DF9BE82F-4E20-4564-B3D3-848ABC037D71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4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077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47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3339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C47F8BD-7635-4C78-8B3C-723BD85A973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6BEAB5EB-FD87-428A-8D14-03AC25FDEBC5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4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089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53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3351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FEE677D-26FE-4649-84D1-9FB2A44ED00F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3A999552-E659-4980-A6B8-66EF3D2268B4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4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10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59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336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2FF49DA-AED9-44FC-BBF8-130DAC9689BA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D01823F8-E170-4FAD-B4CD-0CCEAC4F6CB7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4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4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113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61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3373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66EFE5D-79C2-416A-AA8B-35407F7486C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219B824C-3499-488B-841B-4A6A52A4857D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4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4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123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76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3386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8B40116-4C7A-46B6-96DB-86D712C33E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E0AC78A8-00D3-4CB2-B6AF-AC5731F75271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4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4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137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style-name="ro1">
          <table:table-cell office:value-type="string" table:style-name="ce1">
            <text:p>10001578</text:p>
          </table:table-cell>
          <table:table-cell table:style-name="ce1"/>
          <table:table-cell office:value-type="string" table:style-name="ce1">
            <text:p>RETAIL</text:p>
          </table:table-cell>
          <table:table-cell table:style-name="ce1"/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EXW</text:p>
          </table:table-cell>
          <table:table-cell table:number-columns-repeated="5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CASH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163402</text:p>
          </table:table-cell>
          <table:table-cell table:number-columns-repeated="6" table:style-name="ce1"/>
          <table:table-cell office:value-type="string" table:style-name="ce1">
            <text:p>56371445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51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0878B52-6288-488D-824D-D64823A01EF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{D16846AC-0852-46FA-96FF-C0E8E6416087}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0000000-0000-0000-0000-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44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152</text:p>
          </table:table-cell>
          <table:table-cell office:value-type="string" table:style-name="ce1">
            <text:p>0</text:p>
          </table:table-cell>
          <table:table-cell table:number-columns-repeated="16146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21T17:06:38Z</meta:creation-date>
    <dc:date>2019-11-21T17:07:13Z</dc:date>
  </office:meta>
</office:document-meta>
</file>